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ALING OF GOD'S SERVANTS ON EARTH (7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EALING OF GOD'S SERVANTS ON EARTH (7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ealers (7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sealers (7:1-3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. What John sees (7:1-2a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. What John sees (7:1-2a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sees four angels holding back the four winds of the earth (7:1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sees another angel carrying the seal of God (7:2a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sealers (7:1-3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. What John sees (7:1-2a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at John hears (7:2b-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SEALING OF GOD'S SERVANTS ON EARTH (7:1-8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ealers (7:1-3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ealed (7:4-8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sealed (7:4-8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total (7:4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tribes (7:5-8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SEALING OF GOD'S SERVANTS ON EARTH (7:1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sealers (7:1-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sealed (7:4-8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REVELATION 7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THE SEALING OF GOD'S SERVANTS ON EARTH (7:1-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SINGING OF GOD'S SERVANTS IN HEAVEN (7:9-1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-title-Title-Slide" presentation:presentation-page-layout-name="Master1-PPL1" draw:id="Slide-265">
        <draw:frame draw:id="id101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THE SINGING OF GOD'S SERVANTS IN HEAVEN (7:9-17)<text:s text:c="1"/></text:span><text:span text:style-name="a552" text:class-names=""/></text:p>
          </draw:text-box>
          <svg:title/>
          <svg:desc/>
        </draw:frame>
        <draw:frame draw:id="id102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Who they are (7:11, 13-17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11" draw:style-name="a560" draw:master-page-name="Master1-Layout1-title-Title-Slide" presentation:presentation-page-layout-name="Master1-PPL1" draw:id="Slide-266">
        <draw:frame draw:id="id103" presentation:style-name="a564" draw:name="Title 1" svg:x="1.38in" svg:y="0.83in" svg:width="10.3in" svg:height="4.42in" presentation:class="title" presentation:placeholder="false">
          <draw:text-box>
            <text:p text:style-name="a563" text:class-names="" text:cond-style-name=""><text:span text:style-name="a561" text:class-names=""><text:s text:c="1"/>Who they are (7:11, 13-17)<text:s text:c="1"/></text:span><text:span text:style-name="a562" text:class-names=""/></text:p>
          </draw:text-box>
          <svg:title/>
          <svg:desc/>
        </draw:frame>
        <draw:frame draw:id="id104" presentation:style-name="a569" draw:name="Subtitle 2" svg:x="1.38in" svg:y="5.25in" svg:width="10.3in" svg:height="1.85in" presentation:class="subtitle" presentation:placeholder="false">
          <draw:text-box>
            <text:p text:style-name="a566" text:class-names="" text:cond-style-name=""><text:span text:style-name="a565" text:class-names=""><text:s text:c="1"/>A great unnumbered multitude (7:13-17)<text:s text:c="1"/></text:span></text:p>
            <text:p text:style-name="a568" text:class-names="" text:cond-style-name=""><text:span text:style-name="a567" text:class-names=""/></text:p>
          </draw:text-box>
          <svg:title/>
          <svg:desc/>
        </draw:frame>
      </draw:page>
      <draw:page draw:name="Slide12" draw:style-name="a570" draw:master-page-name="Master1-Layout12-tx-Title-and-Text" presentation:presentation-page-layout-name="Master1-PPL12" draw:id="Slide-267">
        <draw:frame draw:id="id105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A great unnumbered multitude (7:13-17)<text:s text:c="1"/></text:span><text:span text:style-name="a572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ir salvation (7:13-1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ir service (7:15a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ir Savior (7:15b-1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Who they are (7:11, 13-17)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A great unnumbered multitude (7:13-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ngels, elders, and the four living creatures (7:11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SINGING OF GOD'S SERVANTS IN HEAVEN (7:9-17)<text:s text:c="1"/></text:span><text:span text:style-name="a605" text:class-names=""/></text:p>
          </draw:text-box>
          <svg:title/>
          <svg:desc/>
        </draw:frame>
        <draw:frame draw:id="id110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Who they are (7:11, 13-1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What they sing (7:9-10, 1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5" draw:style-name="a618" draw:master-page-name="Master1-Layout12-tx-Title-and-Text" presentation:presentation-page-layout-name="Master1-PPL12" draw:id="Slide-270">
        <draw:frame draw:id="id111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What they sing (7:9-10, 12)<text:s text:c="1"/></text:span><text:span text:style-name="a620" text:class-names=""/></text:p>
          </draw:text-box>
          <svg:title/>
          <svg:desc/>
        </draw:frame>
        <draw:frame draw:id="id112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y praise God for his great salvation (7:9-10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y praise God for his glory, wisdom, and power (7:12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6" draw:style-name="a633" draw:master-page-name="Master1-Layout12-tx-Title-and-Text" presentation:presentation-page-layout-name="Master1-PPL12" draw:id="Slide-271">
        <draw:frame draw:id="id113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SINGING OF GOD'S SERVANTS IN HEAVEN (7:9-17)<text:s text:c="1"/></text:span><text:span text:style-name="a635" text:class-names=""/></text:p>
          </draw:text-box>
          <svg:title/>
          <svg:desc/>
        </draw:frame>
        <draw:frame draw:id="id114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Who they are (7:11, 13-17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What they sing (7:9-10, 12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7" draw:style-name="a648" draw:master-page-name="Master1-Layout12-tx-Title-and-Text" presentation:presentation-page-layout-name="Master1-PPL12" draw:id="Slide-272">
        <draw:frame draw:id="id115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REVELATION 7</text:span><text:span text:style-name="a650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THE SEALING OF GOD'S SERVANTS ON EARTH (7:1-8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SINGING OF GOD'S SERVANTS IN HEAVEN (7:9-17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7</dc:title>
    <meta:initial-creator>David STRICKLAND</meta:initial-creator>
    <dc:creator>David STRICKLAND</dc:creator>
    <meta:creation-date>2020-02-23T23:21:49Z</meta:creation-date>
    <dc:date>2020-02-23T23:21:49Z</dc:date>
    <meta:template xlink:href="BibleStudy" xlink:type="simple"/>
    <meta:editing-cycles>1</meta:editing-cycles>
    <meta:editing-duration>PT0S</meta:editing-duration>
    <meta:document-statistic meta:paragraph-count="47" meta:word-count="389"/>
  </office:meta>
</office:document-meta>
</file>